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application/octet-stream" manifest:full-path="Object 1"/>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weight="normal"/>
    </style:style>
    <style:style style:name="T8" style:family="text">
      <style:text-properties fo:font-size="9.000000000000000pt"/>
    </style:style>
    <style:style style:name="T9" style:family="text">
      <style:text-properties fo:font-family="仿宋" fo:font-size="12.000000000000000pt"/>
    </style:style>
    <style:style style:name="T10" style:family="text">
      <style:text-properties fo:font-family="Sans" fo:font-size="9.000000000000000pt"/>
    </style:style>
    <style:style style:name="T11" style:family="text">
      <style:text-properties fo:font-family="仿宋" fo:font-size="11.000000000000000pt"/>
    </style:style>
    <style:style style:name="T12" style:family="text">
      <style:text-properties fo:font-family="仿宋" fo:font-size="10.000000000000000pt"/>
    </style:style>
    <style:style style:name="T13" style:family="text">
      <style:text-properties fo:font-size="10.000000000000000pt" fo:font-weight="normal"/>
    </style:style>
    <style:style style:name="T14"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text-properties fo:color="#000000" fo:font-family="宋体"/>
    </style:style>
    <style:style style:name="P10" style:parent-style-name="Head_202" style:family="paragraph">
      <style:text-properties fo:color="#000000" fo:font-family="Sans Serif"/>
    </style:style>
    <style:style style:name="P11" style:parent-style-name="Standard" style:family="paragraph">
      <style:text-properties fo:color="#000000" fo:font-family="宋体" fo:font-size="9.000000000000000pt"/>
    </style:style>
    <style:style style:name="P12" style:parent-style-name="Head_203" style:family="paragraph">
      <style:text-properties fo:color="#000000" fo:font-family="Sans Serif"/>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fill="none" draw:stroke="none"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chcp 65001 <text:s/>--&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1" svg:width="471.11357712251pt" svg:height="255.18652094136pt" text:anchor-type="as-char"><draw:image xlink:href="Object 1" xlink:type="simple" xlink:show="embed" xlink:actuate="onLoad"/></draw:frame></text:p>
      <text:h text:outline-level="1" text:style-name="P4"><text:span text:style-name="T5"><text:bookmark text:name="代码框架|outline1"/>代码框架</text:span></text:h>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9"><text:s text:c="4"/>{ KoPageFormat::IsoA3Size, <text:s text:c="6"/>QPrinter::A3, <text:s text:c="7"/>"A3", <text:s text:c="7"/>I18N_NOOP2("Page size", "ISO A3"), <text:s text:c="6"/>297.0, <text:s/>420.0 },</text:p>
      <text:p text:style-name="P9"><text:s text:c="4"/>{ KoPageFormat::IsoA4Size, <text:s text:c="6"/>QPrinter::A4, <text:s text:c="7"/>"A4", <text:s text:c="7"/>I18N_NOOP2("Page size", "ISO A4"), <text:s text:c="6"/>210.0, <text:s/>297.0 },</text:p>
      <text:p text:style-name="P9">....</text:p>
      <text:p text:style-name="P9">}</text:p>
      <text:p text:style-name="P9"/>
      <text:p text:style-name="P9">void KWFrameLayout::layoutFramesOnPage(int pageNumber)</text:p>
      <text:p text:style-name="P9">{</text:p>
      <text:p text:style-name="P9"><text:s text:c="4"/>/* assumes all frames are there and will do layouting of all the frames</text:p>
      <text:p text:style-name="P9"><text:s text:c="8"/>- headers/footers/main FS are positioned</text:p>
      <text:p text:style-name="P9"><text:s text:c="8"/>- normal frames are clipped to page */</text:p>
      <text:p text:style-name="P9"><text:s text:c="4"/>KWPage page = m_pageManager-&gt;page(pageNumber);</text:p>
      <text:p text:style-name="P9"><text:s text:c="4"/>Q_ASSERT(page.isValid());</text:p>
      <text:p text:style-name="P9"><text:s text:c="4"/>if (!page.isValid())</text:p>
      <text:p text:style-name="P9"><text:s text:c="4"/>{</text:p>
      <text:p text:style-name="P9"><text:s text:c="8"/>return;</text:p>
      <text:p text:style-name="P9"><text:s text:c="4"/>}</text:p>
      <text:p text:style-name="P9">...</text:p>
      <text:p text:style-name="P9"/>
      <text:p text:style-name="P9"/>
      <text:p text:style-name="P9"/>
      <text:p text:style-name="P9"/>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0"><text:span text:style-name="T5"><text:bookmark text:name="bug修改|outline3"/>bug修改</text:span></text:h>
      <text:p text:style-name="P5"><text:span text:style-name="T5"><text:tab/><text:tab/></text:span></text:p>
      <text:p text:style-name="P5"><text:span text:style-name="T5">###########代码错误修改bug</text:span></text:p>
      <text:p text:style-name="P5"><text:span text:style-name="T5">1.debug release 目前还是存在doc 打开问题</text:span></text:p>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
      <text:p text:style-name="P5"><text:span text:style-name="T7">2.出现两个图像临近时间，会有图像丢失</text:span></text:p>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p text:style-name="P5"><text:span text:style-name="T5">3.出现图形中无法显示文字</text:span></text:p>
      <text:p text:style-name="P5"/>
      <text:p text:style-name="P5"><text:span text:style-name="T5">4.出现docx文档底行字显示不全，页眉或者页底高度是否正确？</text:span></text:p>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9"><text:s text:c="16"/>m_currentTableStyleProperties-&gt;setProperties |= MSOOXML::TableStyleProperties::TopMargin;</text:p>
      <text:p text:style-name="P9"/>
      <text:p text:style-name="P9"/>
      <text:p text:style-name="P9"><text:span text:style-name="T8">void KWFrameLayout::layoutFramesOnPage(int pageNumber)</text:span></text:p>
      <text:p text:style-name="P9"><text:span text:style-name="T8">{</text:span></text:p>
      <text:p text:style-name="P9"><text:span text:style-name="T8"><text:s text:c="4"/>/* assumes all frames are there and will do layouting of all the frames</text:span></text:p>
      <text:p text:style-name="P9"><text:span text:style-name="T8"><text:s text:c="8"/>- headers/footers/main FS are positioned</text:span></text:p>
      <text:p text:style-name="P9"><text:span text:style-name="T8"><text:s text:c="8"/>- normal frames are clipped to page */</text:span></text:p>
      <text:p text:style-name="P9"><text:span text:style-name="T8"><text:s text:c="4"/>KWPage page = m_pageManager-&gt;page(pageNumber);</text:span></text:p>
      <text:p text:style-name="P9"><text:span text:style-name="T8"><text:s text:c="4"/>Q_ASSERT(page.isValid());</text:span></text:p>
      <text:p text:style-name="P9"><text:span text:style-name="T8"><text:s text:c="4"/>if (!page.isValid())</text:span></text:p>
      <text:p text:style-name="P9"><text:span text:style-name="T8"><text:s text:c="4"/>{</text:span></text:p>
      <text:p text:style-name="P9"><text:span text:style-name="T8"><text:s text:c="8"/>return;</text:span></text:p>
      <text:p text:style-name="P9"><text:span text:style-name="T8"><text:s text:c="4"/>}</text:span></text:p>
      <text:p text:style-name="P9"/>
      <text:p text:style-name="P9"><text:span text:style-name="T8"><text:s text:c="4"/>/* +-----------------+</text:span></text:p>
      <text:p text:style-name="P9"><text:span text:style-name="T8"><text:s text:c="7"/>| <text:s/>0 <text:s text:c="13"/>| &lt;- pageStyle-&gt;pageLayout()-&gt;topMargin + layout-&gt;topPadding</text:span></text:p>
      <text:p text:style-name="P9"><text:span text:style-name="T8"><text:s text:c="7"/>| <text:s/>1 <text:s/>[ header ] <text:s/>|</text:span></text:p>
      <text:p text:style-name="P9"><text:span text:style-name="T8"><text:s text:c="7"/>| <text:s/>2 <text:s text:c="13"/>| &lt;- pageStyle-&gt;headerDistance()</text:span></text:p>
      <text:p text:style-name="P9"><text:span text:style-name="T8"><text:s text:c="7"/>| <text:s/>3 <text:s/>[ maintxt ] |</text:span></text:p>
      <text:p text:style-name="P9"><text:span text:style-name="T8"><text:s text:c="7"/>| <text:s/>4 <text:s text:c="13"/>| &lt;- pageStyle-&gt;footerDistance()</text:span></text:p>
      <text:p text:style-name="P9"><text:span text:style-name="T8"><text:s text:c="7"/>| <text:s/>5 <text:s/>[ footer ] <text:s/>|</text:span></text:p>
      <text:p text:style-name="P9"><text:span text:style-name="T8"><text:s text:c="7"/>| <text:s/>6 <text:s text:c="13"/>| &lt;- pageStyle-&gt;pageLayout()-&gt;bottomMargin + layout-&gt;bottomPadding</text:span></text:p>
      <text:p text:style-name="P9"><text:span text:style-name="T8"><text:s text:c="7"/>+-----------------+ */</text:span></text:p>
      <text:p text:style-name="P9"/>
      <text:p text:style-name="P9"><text:span text:style-name="T8"><text:s text:c="4"/>// Create some data structures used for the layouting of the frames later</text:span></text:p>
      <text:p text:style-name="P9"><text:span text:style-name="T8"><text:s text:c="4"/>int minZIndex = INT_MAX;</text:span></text:p>
      <text:p text:style-name="P9"><text:span text:style-name="T8"><text:s text:c="4"/>qreal requestedHeight[7], minimumHeight[7], resultingPositions[7];</text:span></text:p>
      <text:p text:style-name="P9"><text:span text:style-name="T8"><text:s text:c="4"/>for (int i = 0; i &lt; 7; i++) <text:s text:c="2"/>// zero fill.</text:span></text:p>
      <text:p text:style-name="P9"><text:span text:style-name="T8"><text:s text:c="4"/>{</text:span></text:p>
      <text:p text:style-name="P9"><text:span text:style-name="T8"><text:s text:c="8"/>requestedHeight[i] = 0;</text:span></text:p>
      <text:p text:style-name="P9"><text:span text:style-name="T8"><text:s text:c="8"/>minimumHeight[i] = 0;</text:span></text:p>
      <text:p text:style-name="P9"><text:span text:style-name="T8"><text:s text:c="8"/>resultingPositions[i] = 0;</text:span></text:p>
      <text:p text:style-name="P9"><text:span text:style-name="T8"><text:s text:c="4"/>}</text:span></text:p>
      <text:p text:style-name="P9"/>
      <text:p text:style-name="P9"/>
      <text:p text:style-name="P9"><text:span text:style-name="T8">KoFilter::ConversionStatus DocxXmlDocumentReader::read_tblpPr()</text:span></text:p>
      <text:p text:style-name="P9"><text:span text:style-name="T8">{</text:span></text:p>
      <text:p text:style-name="P9"/>
      <text:p text:style-name="P9"><text:span text:style-name="T8"><text:s text:c="4"/>int bottom = 0, left =0, right = 0, top = 0;</text:span></text:p>
      <text:p text:style-name="P11"><text:s text:c="4"/>STRING_TO_INT(bottomFromText, bottom, QString("w:bottomFromText"));</text:p>
      <text:p text:style-name="P11"><text:s text:c="4"/>STRING_TO_INT(leftFromText, left, QString("w:leftFromText"));</text:p>
      <text:p text:style-name="P11"><text:s text:c="4"/>STRING_TO_INT(rightFromText, right, QString("w:rightFromText"));</text:p>
      <text:p text:style-name="P11"><text:s text:c="4"/>STRING_TO_INT(topFromText, top, QString("w:topFromText"));</text:p>
      <text:p text:style-name="P8"/>
      <text:p text:style-name="P5"/>
      <text:h text:outline-level="1" text:style-name="P4"><text:span text:style-name="T5"><text:bookmark text:name="框架|outline4"/>框架</text:span></text:h>
      <text:h text:outline-level="2" text:style-name="P10"><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0"><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9">Qtcreator<text:s/></text:span></text:h>
      <text:p text:style-name="P5"><text:span text:style-name="T8">C:\Qt\AStyle\bin\AStyle.exe</text:span></text:p>
      <text:p text:style-name="P5"><text:span text:style-name="T10">style=ansi</text:span></text:p>
      <text:p text:style-name="P6"><text:span text:style-name="T10">add-braces</text:span></text:p>
      <text:p text:style-name="P6"><text:span text:style-name="T10">indent-switches</text:span></text:p>
      <text:p text:style-name="P6"/>
      <text:h text:outline-level="2" text:style-name="P10"><text:span text:style-name="T11">遇到的设置问题</text:span></text:h>
      <text:h text:outline-level="3" text:style-name="P12"><text:span text:style-name="T12">调试速度</text:span></text:h>
      <text:p text:style-name="P5"><text:span text:style-name="T12">Options/Build&amp;Run/General: 取消Always deploy project before running it</text:span></text:p>
      <text:p text:style-name="P5"/>
      <text:h text:outline-level="3" text:style-name="P12"><text:span text:style-name="T13">配置修改问题</text:span></text:h>
      <text:p text:style-name="P5"><text:span text:style-name="T14">不要轻易修改 Options/Debugger/CDB: Use Python dumper 取消会出现无法调试问题，需要删除</text:span></text:p>
      <text:p text:style-name="P5"><text:span text:style-name="T14">C:\Users\admin\AppData\Roaming\QtProject 配置相关信息 【不知是否与本机安装过多个版本qtcreator】</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unpublished" style:display-name="Bibliography unpublished" style:family="paragraph"/>
    <style:style style:name="Bibliography_20techreport" style:display-name="Bibliography techreport" style:family="paragraph"/>
    <style:style style:name="Endnote" style:display-name="Endnote" style:family="paragraph" style:next-style-name=""/>
    <style:style style:name="Bibliography_20proceedings" style:display-name="Bibliography proceedings" style:family="paragraph"/>
    <style:style style:name="Footnote" style:display-name="Footnote" style:family="paragraph" style:next-style-name=""/>
    <style:style style:name="Bibliography_20phdthesis" style:display-name="Bibliography phdthesis" style:family="paragraph"/>
    <style:style style:name="Bibliography_20custom5" style:display-name="Bibliography custom5" style:family="paragraph"/>
    <style:style style:name="Bibliography_20misc" style:display-name="Bibliography misc" style:family="paragraph"/>
    <style:style style:name="Bibliography_20custom4" style:display-name="Bibliography custom4" style:family="paragraph"/>
    <style:style style:name="Bibliography_20mastersthesis" style:display-name="Bibliography mastersthesis" style:family="paragraph"/>
    <style:style style:name="Bibliography_20custom3" style:display-name="Bibliography custom3" style:family="paragraph"/>
    <style:style style:name="Bibliography_20manual" style:display-name="Bibliography manual" style:family="paragraph"/>
    <style:style style:name="Bibliography_20custom2" style:display-name="Bibliography custom2" style:family="paragraph"/>
    <style:style style:name="Bibliography_20journal" style:display-name="Bibliography journal" style:family="paragraph"/>
    <style:style style:name="Bibliography_20custom1" style:display-name="Bibliography custom1" style:family="paragraph"/>
    <style:style style:name="Bibliography_20www" style:display-name="Bibliography www" style:family="paragraph"/>
    <style:style style:name="Standard" style:display-name="Standard" style:family="paragraph">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Enumerated_20List" style:display-name="Enumerated List" style:family="paragraph" style:list-style-name="L4">
      <style:text-properties fo:font-size="12.000000000000000pt"/>
    </style:style>
    <style:style style:name="A1" style:display-name="A1" style:family="paragraph">
      <style:text-properties fo:color="#000000" fo:font-family="Sans Serif" fo:font-size="12.000000000000000pt"/>
    </style:style>
    <style:style style:name="Bullet_20List" style:display-name="Bullet List" style:family="paragraph" style:list-style-name="L6">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Head_202" style:default-outline-level="2" style:display-name="Head 2" style:family="paragraph" style:next-style-name="Standard">
      <style:text-properties fo:font-size="16.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Alphabetical_20List" style:display-name="Alphabetical List" style:family="paragraph" style:list-style-name="L5">
      <style:text-properties fo:font-size="12.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article" style:display-name="Bibliography article" style:family="paragraph"/>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2.000000000000000pt" fo:margin-left="57.000000000000000pt" fo:margin-right="57.000000000000000pt" fo:margin-top="42.000000000000000pt" fo:padding="0.000000000000000pt" fo:page-height="841.890999999999963pt" fo:page-width="595.277000000000044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25</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85</meta:editing-cycles>
    <dc:date>2021-06-28T21:26:49</dc:date>
    <meta:creation-date>2008-08-22T11:41:04</meta:creation-date>
  </office:meta>
</office:document-meta>
</file>